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sin may stand alone:</math:mtext>
      </math:mtr>
      <math:mtr>
        <math:mrow>
          <math:msup>
            <math:mi>sin</math:mi>
            <math:mn>2</math:mn>
          </math:msup>
          <math:mrow>
            <math:mi>x</math:mi>
            <math:mo math:stretchy="false">+</math:mo>
            <math:msup>
              <math:mi>cos</math:mi>
              <math:mn>2</math:mn>
            </math:msup>
          </math:mrow>
          <math:mrow>
            <math:mi>x</math:mi>
            <math:mo math:stretchy="false">=</math:mo>
            <math:mn>1</math:mn>
          </math:mrow>
        </math:mrow>
      </math:mtr>
      <math:mtr>
        <math:mrow>
          <math:mi>tan</math:mi>
          <math:mo math:stretchy="false">≝</math:mo>
          <math:mfrac>
            <math:mi>sin</math:mi>
            <math:mi>cos</math:mi>
          </math:mfrac>
        </math:mrow>
      </math:mtr>
      <math:mtr>
        <math:mrow>
          <math:msub>
            <math:mi math:fontstyle="normal">f</math:mi>
            <math:mi>x</math:mi>
          </math:msub>
          <math:mo math:stretchy="false">≝</math:mo>
          <math:mfrac>
            <math:mrow>
              <math:mo math:stretchy="false">∂</math:mo>
              <math:mi math:fontstyle="normal">f</math:mi>
            </math:mrow>
            <math:mrow>
              <math:mo math:stretchy="false">∂</math:mo>
              <math:mi>x</math:mi>
            </math:mrow>
          </math:mfrac>
        </math:mrow>
      </math:mtr>
    </math:mtable>
    <math:annotation math:encoding="StarMath 5.0">"sin may stand alone:" newline
sin^2 x + cos^2 x = 1 newline
tan def sin over cos newline
func f_x def {partial func f} over {partial x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